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Vou “varrer” cada card do pôster, dizer <text:span text:style-name="Strong_20_Emphasis">se está em uso hoje no EIAH</text:span>, <text:span text:style-name="Strong_20_Emphasis">por quê</text:span>, e <text:span text:style-name="Strong_20_Emphasis">o que dá pra melhorar</text:span> (curto e direto).<text:line-break/>Legenda: <text:span text:style-name="Strong_20_Emphasis">[✅ Em uso] [🟡 Parcial] [⚪️ Ausente]</text:span></text:p>
      <text:list xml:id="list153243554" text:style-name="L1">
        <text:list-item>
          <text:p text:style-name="P1">IA Agêntica — planejar→agir→observar<text:line-break/><text:span text:style-name="Strong_20_Emphasis">Status:</text:span> ✅<text:line-break/><text:span text:style-name="Strong_20_Emphasis">Onde:</text:span> EIAH Core orquestra ciclos com “simular primeiro”, viewer/auditoria e fechamento de loop.<text:line-break/><text:span text:style-name="Strong_20_Emphasis">Melhorias:</text:span> metas por run (OKR por agente), auto-retrospectiva curta (“o que funcionou/bugou?”) gravada no log.</text:p>
        </text:list-item>
        <text:list-item>
          <text:p text:style-name="P1">LLMs (Modelos)<text:line-break/><text:span text:style-name="Strong_20_Emphasis">Status:</text:span> ✅<text:line-break/><text:span text:style-name="Strong_20_Emphasis">Onde:</text:span> gpt-x por agente (J_360, Pitch, I_BC, DeFi_1).<text:line-break/><text:span text:style-name="Strong_20_Emphasis">Melhorias:</text:span> roteamento “modelo por tarefa” (barato p/ rascunho, caro p/ parecer), cache semântico e fallback automático.</text:p>
        </text:list-item>
        <text:list-item>
          <text:p text:style-name="P1">Agentes Autônomos<text:line-break/><text:span text:style-name="Strong_20_Emphasis">Status:</text:span> 🟡<text:line-break/><text:span text:style-name="Strong_20_Emphasis">Onde:</text:span> delegações (Core→J_360/DeFi_1/Pitch). Autonomia ainda “limitada por política”.<text:line-break/><text:span text:style-name="Strong_20_Emphasis">Melhorias:</text:span> níveis de autonomia L0-L3 (L0 = só rascunha; L3 = executa sob trilhos), kill-switch e orçamento por run.</text:p>
        </text:list-item>
        <text:list-item>
          <text:p text:style-name="P1">Sistemas Multiagente<text:line-break/><text:span text:style-name="Strong_20_Emphasis">Status:</text:span> ✅<text:line-break/><text:span text:style-name="Strong_20_Emphasis">Onde:</text:span> Core + J_360 + DeFi_1 + MKT + Pitch no mesmo fluxo.<text:line-break/><text:span text:style-name="Strong_20_Emphasis">Melhorias:</text:span> padronizar “topologias”: Supervisor-Workers, Crítico/Árbitro, Blackboard. Escolha por playbook.</text:p>
        </text:list-item>
        <text:list-item>
          <text:p text:style-name="P1">MCP (Model Context Protocol)<text:line-break/><text:span text:style-name="Strong_20_Emphasis">Status:</text:span> 🟡<text:line-break/><text:span text:style-name="Strong_20_Emphasis">Onde:</text:span> hoje a maioria via REST/Actions; MCP ainda não está como camada padrão.<text:line-break/><text:span text:style-name="Strong_20_Emphasis">Melhorias:</text:span> bridge MCP-↔-REST (servers para Postgres, IPFS, S3, webhooks). Permissões/escopos por server e audit trail.</text:p>
        </text:list-item>
        <text:list-item>
          <text:p text:style-name="P1">RAG (Recuperação+Geração)<text:line-break/><text:span text:style-name="Strong_20_Emphasis">Status:</text:span> ✅<text:line-break/><text:span text:style-name="Strong_20_Emphasis">Onde:</text:span> coleções jurídicas do J_360; docs de NFTDiárias/DeFi.<text:line-break/><text:span text:style-name="Strong_20_Emphasis">Melhorias:</text:span> re-ranker, avaliações (Precision/Recall por coleção), citações ancoradas no parágrafo, TTL por índice e “do-not-learn”.</text:p>
        </text:list-item>
        <text:list-item>
          <text:p text:style-name="P1">Protocolo A2A (Agent-to-Agent)<text:line-break/><text:span text:style-name="Strong_20_Emphasis">Status:</text:span> 🟡<text:line-break/><text:span text:style-name="Strong_20_Emphasis">Onde:</text:span> hand-off via REST e filas simples.<text:line-break/><text:span text:style-name="Strong_20_Emphasis">Melhorias:</text:span> envelope EIAH-A2A v1 (traceId, replyTo, ttl, scope, hmac), NATS/Redis Streams, idempotência e retries com backoff.</text:p>
        </text:list-item>
        <text:list-item>
          <text:p text:style-name="P1">Agentes que Usam Ferramentas<text:line-break/><text:span text:style-name="Strong_20_Emphasis">Status:</text:span> ✅<text:line-break/><text:span text:style-name="Strong_20_Emphasis">Onde:</text:span> NFT_PY (parser/signer), DeFi_1 (simulate/mint), I_BC (vision+storage).<text:line-break/><text:soft-page-break/><text:span text:style-name="Strong_20_Emphasis">Melhorias:</text:span> <text:span text:style-name="Strong_20_Emphasis">Catálogo de Ferramentas</text:span> com JSON Schema/Zod, rate-limit por agente, testes de contrato (test harness) e “dry-run” universal.</text:p>
        </text:list-item>
        <text:list-item>
          <text:p text:style-name="P1">Orquestração de Ações<text:line-break/><text:span text:style-name="Strong_20_Emphasis">Status:</text:span> ✅<text:line-break/><text:span text:style-name="Strong_20_Emphasis">Onde:</text:span> Mission Control (runs, viewer, auditoria).<text:line-break/><text:span text:style-name="Strong_20_Emphasis">Melhorias:</text:span> padrão <text:span text:style-name="Strong_20_Emphasis">SAGA</text:span> (compensações), circuit breaker por action, chaves de idempotência e controle de concorrência por projeto.</text:p>
        </text:list-item>
        <text:list-item>
          <text:p text:style-name="P1">Memória de Agentes<text:line-break/><text:span text:style-name="Strong_20_Emphasis">Status:</text:span> 🟡<text:line-break/><text:span text:style-name="Strong_20_Emphasis">Onde:</text:span> contexto por projeto (x-project-id) + histórico.<text:line-break/><text:span text:style-name="Strong_20_Emphasis">Melhorias:</text:span> memória <text:span text:style-name="Strong_20_Emphasis">episódica</text:span> (janela curta por run) + <text:span text:style-name="Strong_20_Emphasis">semântica</text:span> (vector store por agente/projeto), políticas de expurgo/PII e criptografia.</text:p>
        </text:list-item>
        <text:list-item>
          <text:p text:style-name="P1">Raciocínio &amp; Planejamento<text:line-break/><text:span text:style-name="Strong_20_Emphasis">Status:</text:span> 🟡<text:line-break/><text:span text:style-name="Strong_20_Emphasis">Onde:</text:span> “planejar→aprovar→executar” em contratos/NFT.<text:line-break/><text:span text:style-name="Strong_20_Emphasis">Melhorias:</text:span> padrões ReAct/ToT, limites <text:span text:style-name="Source_20_Text">max_tool_calls</text:span>/<text:span text:style-name="Source_20_Text">max_reasoning_tokens</text:span>, autoavaliação com rubrica e “chain-of-checks”.</text:p>
        </text:list-item>
        <text:list-item>
          <text:p text:style-name="P1">Decisão Autônoma<text:line-break/><text:span text:style-name="Strong_20_Emphasis">Status:</text:span> 🟡<text:line-break/><text:span text:style-name="Strong_20_Emphasis">Onde:</text:span> simulação obrigatória + confirmações.<text:line-break/><text:span text:style-name="Strong_20_Emphasis">Melhorias:</text:span> motor de políticas (OPA/Rego ou JSON-policy), <text:span text:style-name="Strong_20_Emphasis">histerese 70/68%</text:span> para alertas, pontuação de risco por ação e rotas de escalonamento.</text:p>
        </text:list-item>
        <text:list-item>
          <text:p text:style-name="P1">Humano no Loop<text:line-break/><text:span text:style-name="Strong_20_Emphasis">Status:</text:span> ✅<text:line-break/><text:span text:style-name="Strong_20_Emphasis">Onde:</text:span> botão “simular primeiro” + aprovação explícita.<text:line-break/><text:span text:style-name="Strong_20_Emphasis">Melhorias:</text:span> regra dos 4-olhos (duas aprovações), aprovação por Slack/Email com HMAC, painel de evidências (logs, custos, diffs).</text:p>
        </text:list-item>
        <text:list-item>
          <text:p text:style-name="P1">Framework de Agentes<text:line-break/><text:span text:style-name="Strong_20_Emphasis">Status:</text:span> 🟡<text:line-break/><text:span text:style-name="Strong_20_Emphasis">Onde:</text:span> Agent Builder + cadastro de Actions.<text:line-break/><text:span text:style-name="Strong_20_Emphasis">Melhorias:</text:span> manifesto <text:span text:style-name="Strong_20_Emphasis">YAML por agente</text:span> (modelo, ferramentas, RAG, políticas, quotas), versionamento e geração de Actions/SDK a partir do manifesto.</text:p>
        </text:list-item>
        <text:list-item>
          <text:p text:style-name="P1">Guardrails (Trilhos)<text:line-break/><text:span text:style-name="Strong_20_Emphasis">Status:</text:span> ✅<text:line-break/><text:span text:style-name="Strong_20_Emphasis">Onde:</text:span> quotas soft/hard, “simular antes de mint”, políticas de confirmação.<text:line-break/><text:span text:style-name="Strong_20_Emphasis">Melhorias:</text:span> trilhos unificados por projeto (dia/mês), <text:span text:style-name="Strong_20_Emphasis">spend buckets</text:span> por tipo de ação, testes automatizados de guardrail e red-teaming mensal.</text:p>
        </text:list-item>
        <text:list-item>
          <text:p text:style-name="P1">Tool Calling (Funções/APIs)<text:line-break/><text:span text:style-name="Strong_20_Emphasis">Status:</text:span> ✅<text:line-break/><text:span text:style-name="Strong_20_Emphasis">Onde:</text:span> REST padronizado (ex.: /defi1/simulate-mint, /media/ipfs-pin).<text:line-break/><text:span text:style-name="Strong_20_Emphasis">Melhorias:</text:span> tipagem forte (JSON Schema→zod) + function-calling nativo do modelo, <text:span text:style-name="Strong_20_Emphasis">HMAC obrigatório</text:span> nos webhooks, telemetria OpenTelemetry.</text:p>
        </text:list-item>
      </text:list>
      <text:p text:style-name="Text_20_body"><text:soft-page-break/>——</text:p>
      <text:h text:style-name="Heading_20_1" text:outline-level="1">Prioridades 30/60/90 (sugerido)</text:h>
      <text:list xml:id="list1064280120" text:style-name="L2">
        <text:list-item>
          <text:p text:style-name="P2"><text:span text:style-name="Strong_20_Emphasis">30 dias:</text:span> Catálogo de Ferramentas + HMAC em todos os webhooks; idempotência; trilhos unificados (histerese 70/68).</text:p>
        </text:list-item>
        <text:list-item>
          <text:p text:style-name="P2"><text:span text:style-name="Strong_20_Emphasis">60 dias:</text:span> Envelope A2A + bus (NATS/Redis), SAGA/circuit breaker, manifesto YAML por agente com versionamento.</text:p>
        </text:list-item>
        <text:list-item>
          <text:p text:style-name="P2"><text:span text:style-name="Strong_20_Emphasis">90 dias:</text:span> MCP servers para DB/IPFS/S3, memória semântica por agente/projeto, avaliação de RAG e red-team mensal automático (seu “health check” agente)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08:06:04.617000000</meta:creation-date>
    <dc:date>2025-10-23T08:06:19.424000000</dc:date>
    <meta:editing-duration>PT15S</meta:editing-duration>
    <meta:editing-cycles>1</meta:editing-cycles>
    <meta:document-statistic meta:table-count="0" meta:image-count="0" meta:object-count="0" meta:page-count="3" meta:paragraph-count="22" meta:word-count="572" meta:character-count="4179" meta:non-whitespace-character-count="3646"/>
    <meta:generator>LibreOffice/7.3.2.2$Windows_X86_64 LibreOffice_project/49f2b1bff42cfccbd8f788c8dc32c1c309559be0</meta:generator>
  </office:meta>
</office:document-meta>
</file>